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0A7D72297F1B396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3.8953in" draw:z-index="0"><draw:image xlink:href="Pictures/1000000000000780000004380A7D72297F1B396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8T20:55:35.293000000</meta:creation-date>
    <dc:date>2021-02-08T20:56:15.643000000</dc:date>
    <meta:editing-duration>PT41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1.4.2$Windows_x86 LibreOffice_project/f99d75f39f1c57ebdd7ffc5f42867c12031db97a</meta:generator>
  </office:meta>
</office:document-meta>
</file>